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1.905cm"/>
    </style:style>
    <style:style style:name="Table1.B" style:family="table-column">
      <style:table-column-properties style:column-width="12.1cm"/>
    </style:style>
    <style:style style:name="Table1.C" style:family="table-column">
      <style:table-column-properties style:column-width="3.0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8eaa" officeooo:paragraph-rsid="006e9b8f"/>
    </style:style>
    <style:style style:name="P4" style:family="paragraph" style:parent-style-name="Standard">
      <style:text-properties officeooo:rsid="001dd132" officeooo:paragraph-rsid="001dd132"/>
    </style:style>
    <style:style style:name="P5" style:family="paragraph" style:parent-style-name="Standard">
      <style:text-properties officeooo:rsid="001dd132" officeooo:paragraph-rsid="0079b4da"/>
    </style:style>
    <style:style style:name="P6" style:family="paragraph" style:parent-style-name="Standard">
      <style:text-properties officeooo:rsid="001ff349" officeooo:paragraph-rsid="001dd132"/>
    </style:style>
    <style:style style:name="P7" style:family="paragraph" style:parent-style-name="Standard">
      <style:text-properties officeooo:rsid="00224c8e" officeooo:paragraph-rsid="00224c8e"/>
    </style:style>
    <style:style style:name="P8" style:family="paragraph" style:parent-style-name="Standard">
      <style:text-properties officeooo:rsid="00224c8e" officeooo:paragraph-rsid="007baae6"/>
    </style:style>
    <style:style style:name="P9" style:family="paragraph" style:parent-style-name="Standard">
      <style:text-properties fo:font-style="italic" officeooo:rsid="00224c8e" officeooo:paragraph-rsid="00224c8e" style:font-style-asian="italic" style:font-style-complex="italic"/>
    </style:style>
    <style:style style:name="P10" style:family="paragraph" style:parent-style-name="Standard">
      <style:text-properties fo:font-style="italic" officeooo:rsid="00278b9c" officeooo:paragraph-rsid="00278b9c" style:font-style-asian="italic" style:font-style-complex="italic"/>
    </style:style>
    <style:style style:name="P11" style:family="paragraph" style:parent-style-name="Standard">
      <style:text-properties fo:font-style="italic" officeooo:rsid="002fcf83" officeooo:paragraph-rsid="002fcf83" style:font-style-asian="italic" style:font-style-complex="italic"/>
    </style:style>
    <style:style style:name="P12" style:family="paragraph" style:parent-style-name="Standard">
      <style:text-properties fo:font-style="italic" officeooo:rsid="0039dd69" officeooo:paragraph-rsid="0039dd69" style:font-style-asian="italic" style:font-style-complex="italic"/>
    </style:style>
    <style:style style:name="P13" style:family="paragraph" style:parent-style-name="Standard">
      <style:text-properties fo:font-style="normal" officeooo:rsid="00278b9c" officeooo:paragraph-rsid="0030df01" style:font-style-asian="normal" style:font-style-complex="normal"/>
    </style:style>
    <style:style style:name="P14" style:family="paragraph" style:parent-style-name="Standard">
      <style:text-properties fo:font-style="normal" officeooo:rsid="0031fff8" officeooo:paragraph-rsid="0031fff8" style:font-style-asian="normal" style:font-style-complex="normal"/>
    </style:style>
    <style:style style:name="P15" style:family="paragraph" style:parent-style-name="Standard">
      <style:text-properties fo:font-style="normal" officeooo:rsid="002d0674" officeooo:paragraph-rsid="0030df01" style:font-style-asian="normal" style:font-style-complex="normal"/>
    </style:style>
    <style:style style:name="P16" style:family="paragraph" style:parent-style-name="Standard">
      <style:text-properties fo:font-style="normal" officeooo:rsid="002fcf83" officeooo:paragraph-rsid="002fcf83" style:font-style-asian="normal" style:font-style-complex="normal"/>
    </style:style>
    <style:style style:name="P17" style:family="paragraph" style:parent-style-name="Standard">
      <style:text-properties fo:font-style="normal" officeooo:rsid="002fcf83" officeooo:paragraph-rsid="00449a65" style:font-style-asian="normal" style:font-style-complex="normal"/>
    </style:style>
    <style:style style:name="P18" style:family="paragraph" style:parent-style-name="Standard">
      <style:text-properties fo:font-style="normal" officeooo:rsid="002fcf83" officeooo:paragraph-rsid="0059621d" style:font-style-asian="normal" style:font-style-complex="normal"/>
    </style:style>
    <style:style style:name="P19" style:family="paragraph" style:parent-style-name="Standard">
      <style:text-properties fo:font-style="normal" officeooo:rsid="003bdb90" officeooo:paragraph-rsid="003bdb90" style:font-style-asian="normal" style:font-style-complex="normal"/>
    </style:style>
    <style:style style:name="P20" style:family="paragraph" style:parent-style-name="Standard">
      <style:text-properties fo:font-style="normal" officeooo:rsid="003dfded" officeooo:paragraph-rsid="003dfded" style:font-style-asian="normal" style:font-style-complex="normal"/>
    </style:style>
    <style:style style:name="P21" style:family="paragraph" style:parent-style-name="Standard">
      <style:text-properties fo:font-style="normal" officeooo:rsid="00414134" officeooo:paragraph-rsid="00414134" style:font-style-asian="normal" style:font-style-complex="normal"/>
    </style:style>
    <style:style style:name="P22" style:family="paragraph" style:parent-style-name="Standard">
      <style:text-properties fo:font-style="normal" officeooo:rsid="00224c8e" officeooo:paragraph-rsid="007baae6" style:font-style-asian="normal" style:font-style-complex="normal"/>
    </style:style>
    <style:style style:name="P23" style:family="paragraph" style:parent-style-name="Standard">
      <style:text-properties fo:font-style="normal" officeooo:rsid="007c43c7" officeooo:paragraph-rsid="007c43c7" style:font-style-asian="normal" style:font-style-complex="normal"/>
    </style:style>
    <style:style style:name="P24" style:family="paragraph" style:parent-style-name="Standard">
      <style:text-properties fo:font-style="normal" fo:font-weight="bold" officeooo:rsid="00464d0a" officeooo:paragraph-rsid="00464d0a" style:font-style-asian="normal" style:font-weight-asian="bold" style:font-style-complex="normal" style:font-weight-complex="bold"/>
    </style:style>
    <style:style style:name="P25" style:family="paragraph" style:parent-style-name="Standard">
      <style:text-properties fo:font-style="normal" fo:font-weight="bold" officeooo:rsid="00278b9c" officeooo:paragraph-rsid="00278b9c" style:font-style-asian="normal" style:font-weight-asian="bold" style:font-style-complex="normal" style:font-weight-complex="bold"/>
    </style:style>
    <style:style style:name="P26" style:family="paragraph" style:parent-style-name="Standard">
      <style:text-properties fo:font-style="normal" fo:font-weight="normal" officeooo:rsid="00464d0a" officeooo:paragraph-rsid="00464d0a" style:font-style-asian="normal" style:font-weight-asian="normal" style:font-style-complex="normal" style:font-weight-complex="normal"/>
    </style:style>
    <style:style style:name="P27" style:family="paragraph" style:parent-style-name="Standard">
      <style:text-properties fo:font-style="normal" fo:font-weight="normal" officeooo:rsid="00464d0a" officeooo:paragraph-rsid="0049f361" style:font-style-asian="normal" style:font-weight-asian="normal" style:font-style-complex="normal" style:font-weight-complex="normal"/>
    </style:style>
    <style:style style:name="P28" style:family="paragraph" style:parent-style-name="Standard">
      <style:text-properties fo:font-style="normal" fo:font-weight="normal" officeooo:rsid="00464d0a" officeooo:paragraph-rsid="007c43c7" style:font-style-asian="normal" style:font-weight-asian="normal" style:font-style-complex="normal" style:font-weight-complex="normal"/>
    </style:style>
    <style:style style:name="P29"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30" style:family="paragraph" style:parent-style-name="Standard">
      <style:text-properties fo:font-style="normal" fo:font-weight="normal" officeooo:rsid="004e7303" officeooo:paragraph-rsid="00816be7" style:font-style-asian="normal" style:font-weight-asian="normal" style:font-style-complex="normal" style:font-weight-complex="normal"/>
    </style:style>
    <style:style style:name="P31" style:family="paragraph" style:parent-style-name="Standard">
      <style:text-properties fo:font-style="normal" fo:font-weight="normal" officeooo:rsid="005d8ae9" officeooo:paragraph-rsid="005d8ae9" style:font-style-asian="normal" style:font-weight-asian="normal" style:font-style-complex="normal" style:font-weight-complex="normal"/>
    </style:style>
    <style:style style:name="P32" style:family="paragraph" style:parent-style-name="Standard">
      <style:text-properties fo:font-style="normal" fo:font-weight="normal" officeooo:rsid="005d8ae9" officeooo:paragraph-rsid="005e48e4" style:font-style-asian="normal" style:font-weight-asian="normal" style:font-style-complex="normal" style:font-weight-complex="normal"/>
    </style:style>
    <style:style style:name="P33" style:family="paragraph" style:parent-style-name="Standard">
      <style:text-properties fo:font-style="normal" fo:font-weight="normal" officeooo:rsid="005d8ae9" officeooo:paragraph-rsid="00602285" style:font-style-asian="normal" style:font-weight-asian="normal" style:font-style-complex="normal" style:font-weight-complex="normal"/>
    </style:style>
    <style:style style:name="P34" style:family="paragraph" style:parent-style-name="Standard">
      <style:text-properties fo:font-style="normal" fo:font-weight="normal" officeooo:rsid="00611835" officeooo:paragraph-rsid="005d8ae9" style:font-style-asian="normal" style:font-weight-asian="normal" style:font-style-complex="normal" style:font-weight-complex="normal"/>
    </style:style>
    <style:style style:name="P35" style:family="paragraph" style:parent-style-name="Standard">
      <style:text-properties fo:font-style="normal" fo:font-weight="normal" officeooo:rsid="006422fa" officeooo:paragraph-rsid="006422fa" style:font-style-asian="normal" style:font-weight-asian="normal" style:font-style-complex="normal" style:font-weight-complex="normal"/>
    </style:style>
    <style:style style:name="P36" style:family="paragraph" style:parent-style-name="Standard">
      <style:text-properties fo:font-weight="bold" officeooo:rsid="00224c8e" officeooo:paragraph-rsid="00224c8e" style:font-weight-asian="bold" style:font-weight-complex="bold"/>
    </style:style>
    <style:style style:name="P37" style:family="paragraph" style:parent-style-name="Standard">
      <style:text-properties fo:font-weight="bold" officeooo:rsid="001d8eaa" officeooo:paragraph-rsid="001d8eaa" style:font-weight-asian="bold" style:font-weight-complex="bold"/>
    </style:style>
    <style:style style:name="P38" style:family="paragraph" style:parent-style-name="Standard">
      <style:text-properties fo:font-weight="bold" officeooo:rsid="00464d0a" officeooo:paragraph-rsid="00464d0a" style:font-weight-asian="bold" style:font-weight-complex="bold"/>
    </style:style>
    <style:style style:name="P39" style:family="paragraph" style:parent-style-name="Standard">
      <style:text-properties style:text-position="0% 100%" fo:font-style="normal" fo:font-weight="normal" officeooo:rsid="00602285" officeooo:paragraph-rsid="00602285" style:font-style-asian="normal" style:font-weight-asian="normal" style:font-style-complex="normal" style:font-weight-complex="normal"/>
    </style:style>
    <style:style style:name="P40" style:family="paragraph" style:parent-style-name="Standard">
      <style:text-properties officeooo:rsid="00205b8d" officeooo:paragraph-rsid="0078183f"/>
    </style:style>
    <style:style style:name="P41" style:family="paragraph" style:parent-style-name="Standard">
      <style:text-properties officeooo:rsid="0070e420" officeooo:paragraph-rsid="0070e420"/>
    </style:style>
    <style:style style:name="P42" style:family="paragraph" style:parent-style-name="Table_20_Contents">
      <style:text-properties officeooo:rsid="0031fff8" officeooo:paragraph-rsid="0031fff8"/>
    </style:style>
    <style:style style:name="P43" style:family="paragraph" style:parent-style-name="Table_20_Contents">
      <style:paragraph-properties fo:text-align="end" style:justify-single-word="false"/>
      <style:text-properties officeooo:rsid="0031fff8" officeooo:paragraph-rsid="0031fff8"/>
    </style:style>
    <style:style style:name="P44" style:family="paragraph" style:parent-style-name="Standard" style:list-style-name="L8">
      <style:text-properties officeooo:rsid="00224c8e" officeooo:paragraph-rsid="00224c8e"/>
    </style:style>
    <style:style style:name="P45" style:family="paragraph" style:parent-style-name="Standard" style:list-style-name="L9">
      <style:text-properties officeooo:rsid="00224c8e" officeooo:paragraph-rsid="00224c8e"/>
    </style:style>
    <style:style style:name="P46" style:family="paragraph" style:parent-style-name="Standard" style:list-style-name="L10">
      <style:text-properties officeooo:rsid="00224c8e" officeooo:paragraph-rsid="00224c8e"/>
    </style:style>
    <style:style style:name="P47" style:family="paragraph" style:parent-style-name="Standard">
      <style:text-properties fo:font-style="normal" fo:font-weight="normal" officeooo:rsid="004e7303" officeooo:paragraph-rsid="00816be7" style:font-style-asian="normal" style:font-weight-asian="normal" style:font-style-complex="normal" style:font-weight-complex="normal"/>
    </style:style>
    <style:style style:name="P48" style:family="paragraph" style:parent-style-name="Standard">
      <style:text-properties fo:font-style="normal" fo:font-weight="normal" officeooo:rsid="005d8ae9" officeooo:paragraph-rsid="0084756f" style:font-style-asian="normal" style:font-weight-asian="normal" style:font-style-complex="normal" style:font-weight-complex="normal"/>
    </style:style>
    <style:style style:name="P49" style:family="paragraph" style:parent-style-name="Standard">
      <style:text-properties style:text-position="0% 100%" fo:font-style="normal" fo:font-weight="normal" officeooo:rsid="005d8ae9" officeooo:paragraph-rsid="005d8ae9" style:font-style-asian="normal" style:font-weight-asian="normal" style:font-style-complex="normal" style:font-weight-complex="normal"/>
    </style:style>
    <style:style style:name="P50" style:family="paragraph" style:parent-style-name="Standard">
      <style:text-properties style:text-position="0% 100%" fo:font-style="normal" fo:font-weight="normal" officeooo:rsid="0088caf2" officeooo:paragraph-rsid="0088caf2" style:font-style-asian="normal" style:font-weight-asian="normal" style:font-style-complex="normal" style:font-weight-complex="normal"/>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fo:font-style="italic" officeooo:rsid="00369521" style:font-style-asian="italic" style:font-style-complex="italic"/>
    </style:style>
    <style:style style:name="T6" style:family="text">
      <style:text-properties fo:font-style="italic" officeooo:rsid="0037ac99" style:font-style-asian="italic" style:font-style-complex="italic"/>
    </style:style>
    <style:style style:name="T7" style:family="text">
      <style:text-properties fo:font-style="italic" officeooo:rsid="0038c5f7" style:font-style-asian="italic" style:font-style-complex="italic"/>
    </style:style>
    <style:style style:name="T8" style:family="text">
      <style:text-properties fo:font-style="italic" officeooo:rsid="0039dd69" style:font-style-asian="italic" style:font-style-complex="italic"/>
    </style:style>
    <style:style style:name="T9" style:family="text">
      <style:text-properties fo:font-style="italic" officeooo:rsid="0059e3b7" style:font-style-asian="italic" style:font-style-complex="italic"/>
    </style:style>
    <style:style style:name="T10" style:family="text">
      <style:text-properties officeooo:rsid="002c1371"/>
    </style:style>
    <style:style style:name="T11" style:family="text">
      <style:text-properties officeooo:rsid="002d0674"/>
    </style:style>
    <style:style style:name="T12" style:family="text">
      <style:text-properties officeooo:rsid="0031fff8"/>
    </style:style>
    <style:style style:name="T13" style:family="text">
      <style:text-properties officeooo:rsid="0034cc73"/>
    </style:style>
    <style:style style:name="T14" style:family="text">
      <style:text-properties officeooo:rsid="00369521"/>
    </style:style>
    <style:style style:name="T15" style:family="text">
      <style:text-properties style:text-position="sub 58%"/>
    </style:style>
    <style:style style:name="T16" style:family="text">
      <style:text-properties style:text-position="sub 58%" officeooo:rsid="00369521"/>
    </style:style>
    <style:style style:name="T17" style:family="text">
      <style:text-properties style:text-position="sub 58%" officeooo:rsid="0037ac99"/>
    </style:style>
    <style:style style:name="T18" style:family="text">
      <style:text-properties style:text-position="sub 58%" officeooo:rsid="0039dd69"/>
    </style:style>
    <style:style style:name="T19" style:family="text">
      <style:text-properties style:text-position="sub 58%" officeooo:rsid="003d97e7"/>
    </style:style>
    <style:style style:name="T20" style:family="text">
      <style:text-properties style:text-position="sub 58%" officeooo:rsid="003da2c8"/>
    </style:style>
    <style:style style:name="T21" style:family="text">
      <style:text-properties style:text-position="sub 58%" officeooo:rsid="00425f44"/>
    </style:style>
    <style:style style:name="T22" style:family="text">
      <style:text-properties style:text-position="0% 100%"/>
    </style:style>
    <style:style style:name="T23" style:family="text">
      <style:text-properties style:text-position="0% 100%" officeooo:rsid="00369521"/>
    </style:style>
    <style:style style:name="T24" style:family="text">
      <style:text-properties style:text-position="0% 100%" fo:font-style="italic" style:font-style-asian="italic" style:font-style-complex="italic"/>
    </style:style>
    <style:style style:name="T25" style:family="text">
      <style:text-properties style:text-position="0% 100%" fo:font-style="italic" officeooo:rsid="00369521" style:font-style-asian="italic" style:font-style-complex="italic"/>
    </style:style>
    <style:style style:name="T26" style:family="text">
      <style:text-properties style:text-position="0% 100%" fo:font-style="italic" officeooo:rsid="0037ac99" style:font-style-asian="italic" style:font-style-complex="italic"/>
    </style:style>
    <style:style style:name="T27" style:family="text">
      <style:text-properties style:text-position="0% 100%" fo:font-style="italic" officeooo:rsid="0039dd69" style:font-style-asian="italic" style:font-style-complex="italic"/>
    </style:style>
    <style:style style:name="T28" style:family="text">
      <style:text-properties style:text-position="0% 100%" fo:font-style="italic" officeooo:rsid="003d97e7" style:font-style-asian="italic" style:font-style-complex="italic"/>
    </style:style>
    <style:style style:name="T29" style:family="text">
      <style:text-properties style:text-position="0% 100%" fo:font-style="italic" officeooo:rsid="003da2c8" style:font-style-asian="italic" style:font-style-complex="italic"/>
    </style:style>
    <style:style style:name="T30" style:family="text">
      <style:text-properties style:text-position="0% 100%" fo:font-style="italic" officeooo:rsid="003f777d" style:font-style-asian="italic" style:font-style-complex="italic"/>
    </style:style>
    <style:style style:name="T31" style:family="text">
      <style:text-properties style:text-position="0% 100%" fo:font-style="italic" officeooo:rsid="00425f44" style:font-style-asian="italic" style:font-style-complex="italic"/>
    </style:style>
    <style:style style:name="T32" style:family="text">
      <style:text-properties style:text-position="0% 100%" officeooo:rsid="0037ac99"/>
    </style:style>
    <style:style style:name="T33" style:family="text">
      <style:text-properties style:text-position="0% 100%" officeooo:rsid="0039dd69"/>
    </style:style>
    <style:style style:name="T34" style:family="text">
      <style:text-properties style:text-position="0% 100%" officeooo:rsid="003d97e7"/>
    </style:style>
    <style:style style:name="T35" style:family="text">
      <style:text-properties style:text-position="0% 100%" officeooo:rsid="003da2c8"/>
    </style:style>
    <style:style style:name="T36" style:family="text">
      <style:text-properties style:text-position="0% 100%" officeooo:rsid="003f777d"/>
    </style:style>
    <style:style style:name="T37" style:family="text">
      <style:text-properties style:text-position="0% 100%" officeooo:rsid="00425f44"/>
    </style:style>
    <style:style style:name="T38" style:family="text">
      <style:text-properties style:text-position="0% 100%" officeooo:rsid="004434e5"/>
    </style:style>
    <style:style style:name="T39" style:family="text">
      <style:text-properties style:text-position="0% 100%" officeooo:rsid="0047d46a"/>
    </style:style>
    <style:style style:name="T40" style:family="text">
      <style:text-properties style:text-position="0% 100%" officeooo:rsid="004856ce"/>
    </style:style>
    <style:style style:name="T41" style:family="text">
      <style:text-properties style:text-position="0% 100%" officeooo:rsid="0049f361"/>
    </style:style>
    <style:style style:name="T42" style:family="text">
      <style:text-properties style:text-position="0% 100%" officeooo:rsid="004a0244"/>
    </style:style>
    <style:style style:name="T43" style:family="text">
      <style:text-properties style:text-position="0% 100%" officeooo:rsid="004b19ac"/>
    </style:style>
    <style:style style:name="T44" style:family="text">
      <style:text-properties style:text-position="0% 100%" officeooo:rsid="004b4b01"/>
    </style:style>
    <style:style style:name="T45" style:family="text">
      <style:text-properties style:text-position="0% 100%" officeooo:rsid="004baa34"/>
    </style:style>
    <style:style style:name="T46" style:family="text">
      <style:text-properties style:text-position="0% 100%" officeooo:rsid="004cd1da"/>
    </style:style>
    <style:style style:name="T47" style:family="text">
      <style:text-properties style:text-position="0% 100%" officeooo:rsid="004e66a2"/>
    </style:style>
    <style:style style:name="T48" style:family="text">
      <style:text-properties style:text-position="0% 100%" officeooo:rsid="004e7303"/>
    </style:style>
    <style:style style:name="T49" style:family="text">
      <style:text-properties style:text-position="0% 100%" officeooo:rsid="004ee968"/>
    </style:style>
    <style:style style:name="T50" style:family="text">
      <style:text-properties style:text-position="0% 100%" officeooo:rsid="00519c24"/>
    </style:style>
    <style:style style:name="T51" style:family="text">
      <style:text-properties style:text-position="0% 100%" officeooo:rsid="0053891f"/>
    </style:style>
    <style:style style:name="T52" style:family="text">
      <style:text-properties style:text-position="0% 100%" officeooo:rsid="0053b5ce"/>
    </style:style>
    <style:style style:name="T53" style:family="text">
      <style:text-properties style:text-position="0% 100%" officeooo:rsid="005571b9"/>
    </style:style>
    <style:style style:name="T54" style:family="text">
      <style:text-properties style:text-position="0% 100%" officeooo:rsid="0055b2c7"/>
    </style:style>
    <style:style style:name="T55" style:family="text">
      <style:text-properties style:text-position="0% 100%" officeooo:rsid="0055d19c"/>
    </style:style>
    <style:style style:name="T56" style:family="text">
      <style:text-properties style:text-position="0% 100%" officeooo:rsid="005dfc88"/>
    </style:style>
    <style:style style:name="T57" style:family="text">
      <style:text-properties style:text-position="0% 100%" officeooo:rsid="005e48e4"/>
    </style:style>
    <style:style style:name="T58" style:family="text">
      <style:text-properties style:text-position="0% 100%" officeooo:rsid="00633184"/>
    </style:style>
    <style:style style:name="T59" style:family="text">
      <style:text-properties style:text-position="0% 100%" officeooo:rsid="006b40e3"/>
    </style:style>
    <style:style style:name="T60" style:family="text">
      <style:text-properties style:text-position="0% 100%" officeooo:rsid="006bd279"/>
    </style:style>
    <style:style style:name="T61" style:family="text">
      <style:text-properties style:text-position="0% 100%" officeooo:rsid="006cc82a"/>
    </style:style>
    <style:style style:name="T62" style:family="text">
      <style:text-properties style:text-position="0% 100%" officeooo:rsid="006e9b8f"/>
    </style:style>
    <style:style style:name="T63" style:family="text">
      <style:text-properties style:text-position="0% 100%" officeooo:rsid="007c43c7"/>
    </style:style>
    <style:style style:name="T64" style:family="text">
      <style:text-properties style:text-position="0% 100%" officeooo:rsid="007c8222"/>
    </style:style>
    <style:style style:name="T65" style:family="text">
      <style:text-properties style:text-position="0% 100%" officeooo:rsid="007dbc66"/>
    </style:style>
    <style:style style:name="T66" style:family="text">
      <style:text-properties style:text-position="0% 100%" officeooo:rsid="007e9d69"/>
    </style:style>
    <style:style style:name="T67" style:family="text">
      <style:text-properties style:text-position="0% 100%" officeooo:rsid="00804d3d"/>
    </style:style>
    <style:style style:name="T68" style:family="text">
      <style:text-properties style:text-position="0% 100%" officeooo:rsid="00816be7"/>
    </style:style>
    <style:style style:name="T69" style:family="text">
      <style:text-properties style:text-position="0% 100%" officeooo:rsid="0081d26f"/>
    </style:style>
    <style:style style:name="T70" style:family="text">
      <style:text-properties style:text-position="0% 100%" officeooo:rsid="00830ed4"/>
    </style:style>
    <style:style style:name="T71" style:family="text">
      <style:text-properties style:text-position="0% 100%" officeooo:rsid="0084756f"/>
    </style:style>
    <style:style style:name="T72" style:family="text">
      <style:text-properties style:text-position="0% 100%" officeooo:rsid="00852c81"/>
    </style:style>
    <style:style style:name="T73" style:family="text">
      <style:text-properties style:text-position="0% 100%" officeooo:rsid="008710ec"/>
    </style:style>
    <style:style style:name="T74" style:family="text">
      <style:text-properties style:text-position="super 58%"/>
    </style:style>
    <style:style style:name="T75" style:family="text">
      <style:text-properties style:text-position="super 58%" officeooo:rsid="00369521"/>
    </style:style>
    <style:style style:name="T76" style:family="text">
      <style:text-properties officeooo:rsid="0037ac99"/>
    </style:style>
    <style:style style:name="T77" style:family="text">
      <style:text-properties officeooo:rsid="0038c5f7"/>
    </style:style>
    <style:style style:name="T78" style:family="text">
      <style:text-properties officeooo:rsid="0039dd69"/>
    </style:style>
    <style:style style:name="T79" style:family="text">
      <style:text-properties officeooo:rsid="003d9662"/>
    </style:style>
    <style:style style:name="T80" style:family="text">
      <style:text-properties officeooo:rsid="003d97e7"/>
    </style:style>
    <style:style style:name="T81" style:family="text">
      <style:text-properties officeooo:rsid="0059e3b7"/>
    </style:style>
    <style:style style:name="T82" style:family="text">
      <style:text-properties officeooo:rsid="0064b47f"/>
    </style:style>
    <style:style style:name="T83" style:family="text">
      <style:text-properties officeooo:rsid="006e9b8f"/>
    </style:style>
    <style:style style:name="T84" style:family="text">
      <style:text-properties officeooo:rsid="0070e420"/>
    </style:style>
    <style:style style:name="T85" style:family="text">
      <style:text-properties officeooo:rsid="00750fe1"/>
    </style:style>
    <style:style style:name="T86" style:family="text">
      <style:text-properties officeooo:rsid="00764a44"/>
    </style:style>
    <style:style style:name="T87" style:family="text">
      <style:text-properties officeooo:rsid="007733ed"/>
    </style:style>
    <style:style style:name="T88" style:family="text">
      <style:text-properties officeooo:rsid="0079b4da"/>
    </style:style>
    <style:style style:name="T89" style:family="text">
      <style:text-properties officeooo:rsid="007afca2"/>
    </style:style>
    <style:style style:name="T90" style:family="text">
      <style:text-properties officeooo:rsid="008710ec"/>
    </style:style>
    <style:style style:name="T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38">Abstract</text:p>
      <text:p text:style-name="P37"/>
      <text:p text:style-name="P37">Introduction</text:p>
      <text:p text:style-name="P1"/>
      <text:p text:style-name="P1">The distance-decay <text:span text:style-name="T84">(d-d)</text:span>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text:p>
      <text:p text:style-name="P1"/>
      <text:p text:style-name="P3">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text:span text:style-name="T83">should be efficient long distance dispersers due to their size</text:span> and often high population densitites. Therefore, <text:span text:style-name="T83">according to</text:span> EiE, microorganisms <text:span text:style-name="T83">should</text:span> not exhibit a distance-decay relationship because communities separated by large geographic distances <text:span text:style-name="T2">will</text:span> contain the same, globally dispersed species.</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little, or no correlation between microbial community composition and distance. Therefore, the universality of this relationship for microbial communities remains unclear.</text:span></text:p>
      <text:p text:style-name="P2"/>
      <text:p text:style-name="P41">Over the past two decades, the tools available to microbial ecologists have advanced to such an extent that we now routinely generate datasets several orders of magnitude larger than what was possible. From serially sequencing clone libraries, through community fingerprinting methods, and most recently high-throughput sequencing, previous research into the microbial d-d relationship is based upon a plethora of methods with varying degrees of taxonomic resolution and community coverage. In addition to the varying methods used to study microbial communities, there are now a bewildering array of indices available to quantify the (dis)similarity between microbial communities, including qualitative (based on presence/absence of species), quantitative (based on composition and abundance of species), and phylogenetic (based on relatedness of communities). Such indices have different properties in terms of how they weight rare or common species, and in how they are influenced by sample sizes or species richness (Beck et al 2013, baselga etc). Therefore, such methodological differences between studies may significantly influence our measurement of the d-d relationship in microbial ecology. </text:p>
      <text:p text:style-name="P4"/>
      <text:p text:style-name="P5"><text:soft-page-break/><text:span text:style-name="T85">On the other hand. w</text:span>hilst methodological differences <text:span text:style-name="T85">may contribute to </text:span>variability in microbial distance-decay relationships, <text:span text:style-name="T86">various aspects of biological context may also play a role</text:span>. <text:span text:style-name="T87">Here</text:span>,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text:span text:style-name="T87">For example, cell size has been shown to influence dispersal properties in microbial organisms, and varies between microbial taxa, with Eukarya tending to have larger cells than Bacteria or Archaea.</text:span> Study system may also influence the <text:span text:style-name="T88">rate of the d-d relationship as previously reported (Soininen et al 2007). Different environments may have different degrees of connectivity, thus facilitating or hindering long distance dispersal. Additonally, different environments maintain environmental gradients over different distances. For instance, soils and sediments may support strong environmental gradients over small spatial scales (e.g. Dumbrell et al 2010), whereas the well mixed surface waters of oceans may facilitate more diffuse environmental gradients. </text:span>Finally, the spatial scale over which the study occurs could influence the result. <text:span text:style-name="T89">Larger spatial scales may result in a decrease in dispersal between communities, and greater environmental heterogeneity, both of which may result in stronger d-d relationships.</text:span></text:p>
      <text:p text:style-name="P6"/>
      <text:p text:style-name="P40">Given the variability in microbial distance-decay relationships reported in the literature, we sought to understand <text:span text:style-name="T4">whether methodological, or contextual differences between studies may influence measured distance-decay relationships.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5902439928617413102" text:style-name="L8">
        <text:list-item>
          <text:p text:style-name="P44">Studies based on metagenetic sequencing <office:annotation><dc:creator>Unknown Author</dc:creator><dc:date>2017-08-04T18:18:38</dc:date><text:p text:style-name="P51"><text:span text:style-name="T91">Make sure these predictions are explained in above paras.</text:span></text:p></office:annotation>find stronger distance-decay relationships than those based on community fingerprinting.</text:p>
        </text:list-item>
        <text:list-item>
          <text:p text:style-name="P44">More intense sequencing depth approaches will result in stronger distance-decay relationships.</text:p>
        </text:list-item>
        <text:list-item>
          <text:p text:style-name="P44">Different similarity indices will result in different distance-decay relationships.</text:p>
        </text:list-item>
      </text:list>
      <text:p text:style-name="P7"/>
      <text:p text:style-name="P7">Whereas, if factors relating to the context of each study influence the nature of the distance-decay relationship, we hypothesise that:</text:p>
      <text:list xml:id="list2317219436369815638" text:style-name="L9">
        <text:list-item>
          <text:p text:style-name="P45">The distance-decay relationship will vary between different study taxa.</text:p>
        </text:list-item>
      </text:list>
      <text:list xml:id="list765329597224276574" text:style-name="L10">
        <text:list-item>
          <text:p text:style-name="P46">That some study systems will be more prone to distance-decay relationships.</text:p>
        </text:list-item>
        <text:list-item>
          <text:p text:style-name="P46">That studies covering larger spatial scales will result in stronger distance-decay relationships.</text:p>
        </text:list-item>
      </text:list>
      <text:p text:style-name="P7"/>
      <text:p text:style-name="P36">Methods</text:p>
      <text:p text:style-name="P9">Meta-Analysis</text:p>
      <text:p text:style-name="P8">We assembled a dataset on microbial distance-decay relationships by conducting a systematic literature search using the Web of Science search portal. To do this, we <text:span text:style-name="T89">formulated five different search terms which we expected would maximise the size of the resulting dataset, whilst minimising irrelevant or unsuitable studies (Table 1). We downloaded all search results from Web of Science and used the “metagear” package in R to manually screen abstracts for suitability for inclusion in our study. We focussed on studies that had tested the distance-decay relationship using the Mantel correlation test. The Mantel test is used to test for correlation between two matrices (i.e. community dissimilarity and geographic distance), and is a common method for testing this relationship. We used the Mantel correlation coefficient varies between -1 and 1, and we used this as our effect size. To standardise correlation coefficients between studies that had used similarity matrices, rather than dissimilarity matrices, we multiplied the former by -1, so that all correlation coefficients reflect the correlation between dissimilarity and geographic distance. Partial Mantel statistics (which are able to test for correlation between two matrices whilst controlling for a third) were excluded as they may be heavily influenced by which other variables are included in the test, </text:span><text:soft-page-break/><text:span text:style-name="T89">and are therefore not easily comparable between studies. We extracted information relating to the methodology of each study as well as the biological context. Specific details of the information we extracted are in Table 2.</text:span></text:p>
      <text:p text:style-name="P22"/>
      <text:p text:style-name="P10">Statistical Analyses</text:p>
      <text:p text:style-name="P23">We used ANOVA tests to test whether the Mantel coefficients were different between community characterisation methods, different dissimilarity indices, study taxa, and different environments. We also tested whether continuous variables such as study scale or sequencing depth were related to the Mantel coefficients. We first log transformed both study scale and sequencing depth as these variables spanned several orders of magnitude.</text:p>
      <text:p text:style-name="P10"/>
      <text:p text:style-name="P25">Results</text:p>
      <text:p text:style-name="P13">Our initial Web of Science searches resulted in a total of <text:span text:style-name="T10">2,250</text:span> search hits <text:span text:style-name="T12">(Table X)</text:span>. <text:span text:style-name="T10">After removing duplicate hits (i.e. studies that appeared in multiple searches), this number reduced to 2,031 hits.</text:span> Manual screening of <text:span text:style-name="T10">the</text:span> abstracts yielded <text:span text:style-name="T11">547 studies which were deemed to be potentially suitable for use in this analysis. Following data extraction (see Methods description), data were successfully obtained from 108 studies, resulting in 287 data points. Reported Mantel correlation coefficients ranged from</text:span><office:annotation office:name="__Fieldmark__702_1854655610"><dc:creator>Unknown Author</dc:creator><dc:date>2017-07-30T16:30:34</dc:date><text:list text:style-name=""><text:list-item><text:p>Decide on suitable precision</text:p></text:list-item></text:list></office:annotation><text:span text:style-name="T11"> -0.24 to 0.95, </text:span><office:annotation-end office:name="__Fieldmark__702_1854655610"/><text:span text:style-name="T11">with a mean of 0.27 (std. Error = 0.014).</text:span></text:p>
      <text:p text:style-name="P13"/>
      <text:p text:style-name="P14">Table X. Details of the five Web of Science search parameters, and the number of hits. A Web of Science search history file is provided in the Supplementary Material.</text:p>
      <table:table table:name="Table1" table:style-name="Table1">
        <table:table-column table:style-name="Table1.A"/>
        <table:table-column table:style-name="Table1.B"/>
        <table:table-column table:style-name="Table1.C"/>
        <table:table-row>
          <table:table-cell table:style-name="Table1.A1" office:value-type="string">
            <text:p text:style-name="P43">Search </text:p>
          </table:table-cell>
          <table:table-cell table:style-name="Table1.A1" office:value-type="string">
            <text:p text:style-name="P42">Search terms</text:p>
          </table:table-cell>
          <table:table-cell table:style-name="Table1.C1" office:value-type="string">
            <text:p text:style-name="P43">Number of hits</text:p>
          </table:table-cell>
        </table:table-row>
        <table:table-row>
          <table:table-cell table:style-name="Table1.A2" office:value-type="string">
            <text:p text:style-name="P43">1</text:p>
          </table:table-cell>
          <table:table-cell table:style-name="Table1.A2" office:value-type="string">
            <text:p text:style-name="P42">TS = (biogeograph*) AND TS = (bacteria* OR archaea* OR microb* OR microorganism*)</text:p>
          </table:table-cell>
          <table:table-cell table:style-name="Table1.C2" office:value-type="string">
            <text:p text:style-name="P43">1,872</text:p>
          </table:table-cell>
        </table:table-row>
        <table:table-row>
          <table:table-cell table:style-name="Table1.A2" office:value-type="string">
            <text:p text:style-name="P43">2</text:p>
          </table:table-cell>
          <table:table-cell table:style-name="Table1.A2" office:value-type="string">
            <text:p text:style-name="P42">TS = (macroecolog*) AND TS = (bacteria* OR archaea* OR microb* OR microorganism*)</text:p>
          </table:table-cell>
          <table:table-cell table:style-name="Table1.C2" office:value-type="string">
            <text:p text:style-name="P43">85</text:p>
          </table:table-cell>
        </table:table-row>
        <table:table-row>
          <table:table-cell table:style-name="Table1.A2" office:value-type="string">
            <text:p text:style-name="P43">3</text:p>
          </table:table-cell>
          <table:table-cell table:style-name="Table1.A2" office:value-type="string">
            <text:p text:style-name="P42">TS = ("everything is everywhere") AND TS = (bacteria* OR archaea* OR microb* OR microorganism*)</text:p>
          </table:table-cell>
          <table:table-cell table:style-name="Table1.C2" office:value-type="string">
            <text:p text:style-name="P43">53</text:p>
          </table:table-cell>
        </table:table-row>
        <table:table-row>
          <table:table-cell table:style-name="Table1.A2" office:value-type="string">
            <text:p text:style-name="P43">4</text:p>
          </table:table-cell>
          <table:table-cell table:style-name="Table1.A2" office:value-type="string">
            <text:p text:style-name="P42">TS = ("geographic distance") AND TS = (bacteria* OR archaea* OR microb* OR microorganism*)</text:p>
          </table:table-cell>
          <table:table-cell table:style-name="Table1.C2" office:value-type="string">
            <text:p text:style-name="P43">133</text:p>
          </table:table-cell>
        </table:table-row>
        <table:table-row>
          <table:table-cell table:style-name="Table1.A2" office:value-type="string">
            <text:p text:style-name="P43">5</text:p>
          </table:table-cell>
          <table:table-cell table:style-name="Table1.A2" office:value-type="string">
            <text:p text:style-name="P42">TS = ("distance decay") AND TS = (bacteria* OR archaea* OR microb* OR microorganism*)</text:p>
          </table:table-cell>
          <table:table-cell table:style-name="Table1.C2" office:value-type="string">
            <text:p text:style-name="P43">107</text:p>
          </table:table-cell>
        </table:table-row>
      </table:table>
      <text:p text:style-name="P14"/>
      <text:p text:style-name="P15"><text:s/></text:p>
      <text:p text:style-name="P11">Influence of methodological factors on D-D relationship</text:p>
      <text:p text:style-name="P17">To determine whether the microbial distance-decay relationship may be influenced by methodological factors, we tested whether the method of community characterisation, sampling depth, or choice of community similarity index influence the Mantel correlation coefficient. <text:span text:style-name="T13">In contrast to our prediction, higher resolution community quantification methods (HTS) did not result in significantly higher Mantel coefficients when compared to fingerprinting methods, or other low resolution methods (F</text:span><text:span text:style-name="T16">2, 284</text:span><text:span text:style-name="T23"> = 0.187, </text:span><text:span text:style-name="T25">P</text:span><text:span text:style-name="T23"> = 0.829)</text:span><text:span text:style-name="T13">. However, when we examined only statistically significant (alpha = 0.05) Mantel coefficients, studies that used HTS had higher Mantel coefficients, approaching statistical significance (F</text:span><text:span text:style-name="T16">2, 175</text:span><text:span text:style-name="T23"> = 2.731, </text:span><text:span text:style-name="T25">P</text:span><text:span text:style-name="T23"> = 0.068)</text:span><text:span text:style-name="T13">.</text:span></text:p>
      <text:p text:style-name="P17"/>
      <text:p text:style-name="P18"><text:span text:style-name="T13">Sequencing depth was also significantly and positively related to the Mantel coefficient, albeit with a small effect size (slope = 0.02, </text:span><text:span text:style-name="T5">P </text:span><text:span text:style-name="T14">&lt; 0.05, adj-R</text:span><text:span text:style-name="T75">2</text:span><text:span text:style-name="T23"> = </text:span><text:span text:style-name="T32">0.02</text:span><text:span text:style-name="T14">). Significant Mantel coefficients were not related to sequencing depth (slope = 0.01, </text:span><text:span text:style-name="T6">P</text:span><text:span text:style-name="T76"> = 0.282). Sampling effort was not correlated to sequencing depth (Pearson’s R = 0.033, </text:span><text:span text:style-name="T9">P</text:span><text:span text:style-name="T81"> = 0.64), and was also unrelated to Mantel test statistics (slope = -0.02, </text:span><text:span text:style-name="T9">P</text:span><text:span text:style-name="T81"> = 0.101).</text:span></text:p>
      <text:p text:style-name="P18"/>
      <text:p text:style-name="P18"><text:soft-page-break/><text:span text:style-name="T76">In line with our expectation, signficant differences were also detected between dissimilarity indexes (F</text:span><text:span text:style-name="T17">14, 271</text:span><text:span text:style-name="T32"> = 4.959, </text:span><text:span text:style-name="T26">P</text:span><text:span text:style-name="T32"> &lt; 0.001)</text:span><text:span text:style-name="T76">. Several indices were exlcuded from these tests as they had too few ocurrences to get a reliable estimate of the mean (indices with &lt; 4 occurrences were excluded). Tukey HSD tests showed Mantel coefficients from Raup-Crick and Unifrac indices were signficantly lower than Bray-Curtis (</text:span><text:span text:style-name="T7">P</text:span><text:span text:style-name="T77"> &lt; 0.01 in each case), and Sørensen based coefficients were higher than Euclidean, Raup-Crick, and Unifrac indices (</text:span><text:span text:style-name="T7">P</text:span><text:span text:style-name="T77"> &lt; 0.01 in all cases). Furthermore, Mantel coefficients were significantly different between index types (abundance, binary, phylogenetic; F</text:span><text:span text:style-name="T18">2, 284</text:span><text:span text:style-name="T33"> = 5.413, </text:span><text:span text:style-name="T27">P</text:span><text:span text:style-name="T33"> &lt; 0.01</text:span><text:span text:style-name="T77">), with Tukey HSD test showing that Mantel coefficients based on phylogenetic distances were significantly lower than both abundance (</text:span><text:span text:style-name="T8">P</text:span><text:span text:style-name="T78"> &lt; 0.01) and binary based indices (</text:span><text:span text:style-name="T8">P</text:span><text:span text:style-name="T78"> &lt; 0.05).</text:span></text:p>
      <text:p text:style-name="P16"/>
      <text:p text:style-name="P12">Influence of Context on D-D relationship</text:p>
      <text:p text:style-name="P19">As well as methodological considerations, we also tested for the in<text:span text:style-name="T79">fl</text:span>uence of several biological contextual aspects including study taxa, scale, and biome. <text:span text:style-name="T80">By far the most commonly studied taxa were Bacteria, followed by fungi and microbial Eukaryotes, yet no difference was found in the Mantel coefficients associated with each taxa (F </text:span><text:span text:style-name="T19">5, 281</text:span><text:span text:style-name="T34"> = 1.394, </text:span><text:span text:style-name="T28">P</text:span><text:span text:style-name="T34"> = 0.227). Examining only statistically significant Mantel coefficients revealed marginally significant differences between taxa (F </text:span><text:span text:style-name="T19">5, 172</text:span><text:span text:style-name="T34"> = 2.51, </text:span><text:span text:style-name="T28">P</text:span><text:span text:style-name="T34"> &lt; 0.05) with the </text:span><text:span text:style-name="T35">three coefficients incorporating bacteria and fungi being significantly lower than archaeal coefficients (Tukey HSD; </text:span><text:span text:style-name="T29">P</text:span><text:span text:style-name="T35"> &lt; 0.05). Removing these three coefficients resulted in no differences between taxa (F </text:span><text:span text:style-name="T20">4, 170</text:span><text:span text:style-name="T35"> = 1.445, </text:span><text:span text:style-name="T29">P</text:span><text:span text:style-name="T35"> = 0.221).</text:span></text:p>
      <text:p text:style-name="P19"/>
      <text:p text:style-name="P20"><text:span text:style-name="T35">F</text:span><text:span text:style-name="T22">or those biomes with more than three data points, signficant differences were found (F</text:span><text:span text:style-name="T15">8, 262</text:span><text:span text:style-name="T22"> = 8.8, </text:span><text:span text:style-name="T24">P</text:span><text:span text:style-name="T22"> &lt; 0.001). Specifically, sponge associated communities displayed higher Mantel coefficients than all other biomes (Tukey HSD; </text:span><text:span text:style-name="T24">P </text:span><text:span text:style-name="T36">&lt; 0.05 in all cases), and grassland communities had lower coefficients than most other biomes (forest, lake, ocean, river, sediment, sponge; </text:span><text:span text:style-name="T30">P</text:span><text:span text:style-name="T36"> &lt; 0.05 in all cases). </text:span><text:span text:style-name="T37">Furthermore, the different types of environmental materials sampled showed significant differences in Mantel coefficients (F</text:span><text:span text:style-name="T21">4, 280</text:span><text:span text:style-name="T37"> = 7.35, </text:span><text:span text:style-name="T31">P</text:span><text:span text:style-name="T37"> &lt; 0.001). </text:span><text:span text:style-name="T38">Suprisingly, </text:span><text:span text:style-name="T37">soils show</text:span><text:span text:style-name="T38">ed</text:span><text:span text:style-name="T37"> signficantly lower coefficients than host, sediment, or water asso</text:span><text:span text:style-name="T37"><office:annotation><dc:creator>Unknown Author</dc:creator><dc:date>2017-08-03T09:01:52</dc:date><text:p text:style-name="P51"><text:span text:style-name="T93">Put in interaction stats!</text:span></text:p></office:annotation></text:span><text:span text:style-name="T37">ciated coefficients (Tukey HSD; </text:span><text:span text:style-name="T31">P</text:span><text:span text:style-name="T37"> &lt; 0.01 in all cases).</text:span></text:p>
      <text:p text:style-name="P20"/>
      <text:p text:style-name="P21"><text:span text:style-name="T36">F</text:span><text:span text:style-name="T22">inally, concordant with our expectation, there was a signficant, positive relationship between the (log) study scale and the Mantel coefficient (slope = 0.016, </text:span><text:span text:style-name="T24">P</text:span><text:span text:style-name="T22"> &lt; 0.001, adj-R</text:span><text:span text:style-name="T74">2</text:span><text:span text:style-name="T22"> = 0.12), showing that studies with larger spatial extents </text:span><text:span text:style-name="T38">tend</text:span><text:span text:style-name="T22"> to find stronger correlations between community dissimilarity and geographic distance.</text:span><text:span text:style-name="T38"> This relationship held when we examined only significant Mantel coefficients (Table SX).</text:span></text:p>
      <text:p text:style-name="P21"/>
      <text:p text:style-name="P24"><text:span text:style-name="T38">D</text:span><text:span text:style-name="T22">iscussion</text:span></text:p>
      <text:p text:style-name="P26"/>
      <text:p text:style-name="P28"><text:span text:style-name="T22">Overall, </text:span><text:span text:style-name="T41">our meta-analysis </text:span><text:span text:style-name="T63">has indicated that both methodological approaches such as the type of similarity index used, and biological factors such as the type of environment, may both influence the strength of the distance-decay relationship in microbial communities.</text:span></text:p>
      <text:p text:style-name="P27"/>
      <text:p text:style-name="P27"><text:span text:style-name="T39">The rapid development and turnover of methods </text:span><text:span text:style-name="T40">in microbial ecology has </text:span><text:span text:style-name="T63">improved </text:span><text:span text:style-name="T40">our ability to detect and characterise ecological patterns in microbial communities, </text:span><text:span text:style-name="T41">with </text:span><text:span text:style-name="T63">high-throughput</text:span><text:span text:style-name="T41"> sequencing </text:span><text:span text:style-name="T63">(HTS)</text:span><text:span text:style-name="T41"> platforms able to quantify microbial communities in ever increasing detail (Roesch et al 2007, </text:span><text:span text:style-name="T42">Caporaso et al 2011)</text:span><text:span text:style-name="T42"><office:annotation><dc:creator>Unknown Author</dc:creator><dc:date>2017-07-30T16:30:51</dc:date><text:p text:style-name="P51"><text:span text:style-name="T93">Replace all refs with mendeley ones</text:span></text:p></office:annotation></text:span><text:span text:style-name="T42">. </text:span><text:span text:style-name="T43">T</text:span><text:span text:style-name="T42">he tremendous sequencing depth of </text:span><text:span text:style-name="T61">HTS</text:span><text:span text:style-name="T42"> platforms allows them to illuminate the “rare biosphere”, </text:span><text:span text:style-name="T43">thus elevating them over other approaches such as “fingerprinting” which tend to capture a smaller proportion of the community. Initially, our results suggested that HTS based approaches yielded similar strength d-d relationships to lower resolution methods as fingerprinting and Sanger sequencing, suggesting that the massive sequencing depths offered by HTS platforms are not necessary to capture these ecological patterns. However, when we examined only statistically significant d-d relationships, relationships derived from HTS approaches </text:span><text:soft-page-break/><text:span text:style-name="T43">were stronger than other approaches. Th</text:span><text:span text:style-name="T44">e ability of different methods to alter the strength of the d-d relationship is expected for two reasons. Firstly, fingerprinting </text:span><text:span text:style-name="T45">and HTS approaches generate capture microbial diversity at different taxonomic resolutions. Comparative approaches have shown that fingerprinting approaches such as ARISA </text:span><text:span text:style-name="T64">may be</text:span><text:span text:style-name="T45"> comparable to HTS data at the phylum level for instance </text:span><text:span text:style-name="T46">(Gobet et al 2014)</text:span><text:span text:style-name="T45">. </text:span><text:span text:style-name="T47">Fingerprinting methods are therefore limited in that they may not detect compositional differences between communities at increasingly fine taxonomic resolutions </text:span><text:span text:style-name="T72">(Bissett et al 2010, Ramette and Tiedje 2007)</text:span><text:span text:style-name="T47">. This may weaken the d-d relationship in instances where communities contain similar </text:span><text:span text:style-name="T64">at the family level, but dissimilar at finer taxonomic levels</text:span><text:span text:style-name="T48">. Secondly, fingerprinting methods </text:span><text:span text:style-name="T65">are less able to </text:span><text:span text:style-name="T48">sample from the “rare biosphere”, unlike HTS approaches. This is significant as, microbial communities often follow an occupancy-abundance relationship in which the most common organisms are also the most widespread, and the rarer organisms are the most restricted </text:span><text:span text:style-name="T65">(Soininen and Heino 2005, Liu et al 2015 ISME)</text:span><text:span text:style-name="T48">. Therefore, </text:span><text:span text:style-name="T65">s</text:span><text:span text:style-name="T48">ampling only the most common, widespread organisms would flatten the d-d relationship by making communities appear artificially similar in composition. </text:span><text:span text:style-name="T59">T</text:span><text:span text:style-name="T60">his is in contrast to recent studies which show that spatial turnover in communities is adequately reflected by “common species” </text:span><text:span text:style-name="T61">(Heino and Soininen 2010)</text:span><text:span text:style-name="T60">. </text:span><text:span text:style-name="T61">However, microbial communities are often enormously diverse and exhibit extremely “long tailed” species abundance distributions, such that the vast majority of microbial species in a community are “rare”</text:span><text:span text:style-name="T66"> (Galand et al 2009, Hong et al 2006)</text:span><text:span text:style-name="T61">. </text:span><text:span text:style-name="T62">Therefore, it is likely that in microbial communities, common species alone </text:span><text:span text:style-name="T66">may</text:span><text:span text:style-name="T62"> not adequately reflect patterns in spatial turnover </text:span><text:span text:style-name="T67">(Galand et al 2009</text:span><text:span text:style-name="T65">)</text:span><text:span text:style-name="T62">.</text:span></text:p>
      <text:p text:style-name="P27"/>
      <text:p text:style-name="P30"><text:span text:style-name="T22">Another methodological choice that was found to influence the strength of the microbial d-d relationship is the choice of dissimilarity index. Dissimilarity indices can vary in the type of data they consider (</text:span><text:span text:style-name="T49">quantitative vs qualitative</text:span><text:span text:style-name="T22">), the type of distance they quantify (compositional vs. phylogenetic), and the weight they place on common, rare, </text:span><text:span text:style-name="T68">or absent</text:span><text:span text:style-name="T22"> species </text:span><text:span text:style-name="T68">(Anderson et al 2011)</text:span><text:span text:style-name="T22">. Within our study, </text:span><text:span text:style-name="T49">we found significant differences in the d-d relationship between different indices, and between different index types. In particular, d-d relationship using phylogenetic indices were signficantly flatter than compositional indices, whereas there was no difference between binary (presence/absence) and abundance based indices. </text:span><text:span text:style-name="T50">Phylogenetic dissimilarity metrics may result in lower Mantel correlation coefficients for the same reason that fingerprinting methods do; because communities predominantly differ at fine </text:span><text:span text:style-name="T51">taxonomic resolutions. This means that communities may share large proportions of phylogenetic branch lengths, but will differ in exact species or OTU composition. </text:span><text:span text:style-name="T67">In contrast, community composition metrics give no weight to how related communities are at braoder taxonomic levels. </text:span><text:span text:style-name="T51"><text:s/>The result of this is that communities appear more similar than when compared with compositional dissimilarity metrics, resulting in flatter d-d relationships (and therefore lower Mantel coefficients). </text:span><text:span text:style-name="T68">This effect might be exacerbated when all sampled communities are from environmentally similar sites, which select for particular taxonomic groups. For example, sampling globally distributed hypersaline archaeal communities will likely yield communities dominated by relatively few families/genera, even if at the OTU level, communities are distinct (Clark et al 2017 maybe?).</text:span></text:p>
      <text:p text:style-name="P30"/>
      <text:p text:style-name="P30"><text:span text:style-name="T53">Surprisingly, we observed no difference between quantitative and qualitative dissimilarity indices. </text:span><text:span text:style-name="T67">This suggests that qualitative compositional differences between communities drive d-d relationships rather than quantitative changes in species composition and abundance. </text:span><text:span text:style-name="T69">Previous studies that have applied both presence/absence based and abundance based indices suggest that </text:span><text:span text:style-name="T70">they may be highly correlated in microbial communities (Martiny et al 2011), and result in similar estimations of d-d relationships (e.g. Green et al 2004, Glassman et al 2015). </text:span><text:span text:style-name="T52">We also note that our data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53">several contemporary</text:span><text:span text:style-name="T52"> indices </text:span><text:span text:style-name="T53">which may better suit the questions microbial ecologists ask of their data. For instance, classic metrics do not take into consideration co-ocurrence information present within the </text:span><text:soft-page-break/><text:span text:style-name="T53">data. To this end, a new family of metrics have been defined which account for species co-ocurrences as well as shared taxa (schmidt et al 2017). Additionally, </text:span><text:span text:style-name="T54">many indices rely on equal sample sizes, and are sensitive to differences in species richness. Chao et al (2004)</text:span><text:span text:style-name="T53"> </text:span><text:span text:style-name="T54">therefore extended classic indices such as Jaccard and Sorensen to take into account unseen species, and also to make them less sensitive to differential sample sizes, thus reducing the need for post-sequencing sample normalisation. Finally, it is known that many indices merge true compositional turnover (replacement of species) and nestedness (whereby communities are subsets of one another). However, modified versions of classic indices such as Jaccard, Sorensen, and Bray-Curtis have been developed which allow partitioning of these processes, which should allow </text:span><text:span text:style-name="T55">a more mechanistic understanding of the processes behind d-d relationships.</text:span></text:p>
      <text:p text:style-name="P29"/>
      <text:p text:style-name="P48"><text:span text:style-name="T55">W</text:span><text:span text:style-name="T22">hilst significant differences were found between different methodological approaches, we also found differences relating to the biological context of each study. </text:span><text:span text:style-name="T57">Against</text:span><text:span text:style-name="T22"> our expectation, soil based studies had weaker d-d relationships than studies associated with other environmental materials. </text:span><text:span text:style-name="T56">S</text:span><text:span text:style-name="T22">oils are relatively stable habitat</text:span><text:span text:style-name="T56">s, capable of maintaining significant environmental gradients over relatively small spatial scales. Therefore, we expected the combination of high habitat heterogeneity coupled with limited opportunity for dispersal to result in stronger d-d relationships. It is possible that the environment</text:span><text:span text:style-name="T57">al </text:span><text:span text:style-name="T71">gradients present in</text:span><text:span text:style-name="T57"> soils do not change linearly over geographic distance, </text:span><text:span text:style-name="T71">for example if the similar environmental conditions are patchily distributed.</text:span><text:span text:style-name="T57"> Alternatively, microorganisms maybe able to disperse through soils more effectively than previously thought, </text:span><text:span text:style-name="T73">perhaps via association with other soil organisms (), or by dispersal of soil itself (Favet et al 2013, Kellogg and Griffin 2006).</text:span></text:p>
      <text:p text:style-name="P32"/>
      <text:p text:style-name="P33"><text:span text:style-name="T22">Originally, we expected that studies of aquatic microbial communities may show the weakest d-d relationships as riverine or oceanic hydrologies may provide an effective dispersal mechanism, thus </text:span><text:span text:style-name="T57">homogenising microbial communities </text:span><text:span text:style-name="T58">and presenting more diffuse environmental gradients </text:span><text:span text:style-name="T57">over larger spatial scales. </text:span><text:span text:style-name="T58">Contrarily</text:span><text:span text:style-name="T57">, we found these </text:span><text:span text:style-name="T57"><office:annotation office:name="__Fieldmark__1238_1472499809"><dc:creator>Unknown Author</dc:creator><dc:date>2017-08-06T21:42:38.636769171</dc:date><text:list text:continue-numbering="true" text:style-name=""><text:list-item><text:p text:style-name="P52"><text:span text:style-name="T92">Is studies right word?</text:span></text:p></text:list-item></text:list></office:annotation></text:span><text:span text:style-name="T57">studies</text:span><office:annotation-end office:name="__Fieldmark__1238_1472499809"/><text:span text:style-name="T57"> actually showed stronger d-d relationships </text:span><text:span text:style-name="T58">indicating increased spatial turnover in aquatic microbial communities</text:span><text:span text:style-name="T57"> dispersal limitation may be more widespread than we expecte</text:span><text:span text:style-name="T57"><office:annotation><dc:creator>Unknown Author</dc:creator><dc:date>2017-08-03T09:32:47</dc:date><text:p text:style-name="P51"><text:span text:style-name="T93">What about lakes vs oceans/rivers</text:span></text:p></office:annotation></text:span><text:span text:style-name="T57">d. Host-associated showed relatively strong, but variable d-d relationships. We suggest that this is caused jointly by the ecology of the host species, in combination with the degree of host specificity with the associated microbial community. For example, a strongly disperal limited host species would likely result in a stronger d-d relationship for its associated microbial community. However, host specificity may also play a role as …</text:span></text:p>
      <text:p text:style-name="P33"/>
      <text:p text:style-name="P39">Finally, we also found a relationship between the strength of the d-d relationship and the spatial scale over which the study was conducted. This was in-line with our expectation that larger spatial extents would result in stronger d-d relationships. This is because the amount of habitat heterogeneity is likely to increase over larger spatial scales, meaning the environmental control over the community composition is greater. Also, greater spatial scales are likely to result in a decrease in dispersing propagules between communities, <text:span text:style-name="T90">thus resulting in more dissimilar community composition</text:span>. </text:p>
      <text:p text:style-name="P34"><office:annotation><dc:creator>Unknown Author</dc:creator><dc:date>2017-08-04T17:44:21</dc:date><text:p text:style-name="P51"><text:span text:style-name="T91">Talk about lack of taxonomic difference, may be due to overly broad taxonomic groupings, as much variability within taxa as between.</text:span></text:p></office:annotation></text:p>
      <text:p text:style-name="P35">Despite it’s common use in the literature as evidence for neutral processes in microbial ecology, the d-d relationship <text:span text:style-name="T82">alone does not provide evidence for neutral processes acting on microbial communities. As discussed previously, d-d relationships can arise not only from dispersal limitation, but also spatially autocorrelated environmental gradients, whilst dispersal limitation itself is not solely a property of ecological neutrality. Dispersal limitation can arise from stochasticity as predicted by neutral theory, but also by assymetric dispersal abilities between organisms (e.g. spore formers vs non-spore formers), thus violating the central tenet of neutral theory that organisms are ecologically equivalent. Thus we suggest caution in attributing distance-decay relationships to either niche or neutral processes without further evidence, for example from examining species-abundance distributions (Dumbrell et al 2010). However, this is not to say that examining distance-</text:span><text:soft-page-break/><text:span text:style-name="T82">decay relationships is futile as the relationship jointly reflects species turnover due to historical, environmental, and spatial factors, all of which are important factors to consider in studying biodiversity. Moving beyond distance-decay relationships, focussing on other factors that influence the compositional similarity of microbial communities should provide interesting results. For example, quantifying the extent to which microorganisms differ in their dispersal abilities, and what traits are responsible for these differences may help to provide information on the biogeography of microorganisms at the population level. Furthermore, understanding the degree to which geographic distance correlates with connectivity between communities may help to better explain instances in which there is no d-d relationship found. </text:span></text:p>
      <text:p text:style-name="P49"/>
      <text:p text:style-name="P31"/>
      <text:p text:style-name="P49">Conclusions.</text:p>
      <text:p text:style-name="P49"/>
      <text:p text:style-name="P50">Add figures</text:p>
      <text:p text:style-name="P50"/>
      <text:p text:style-name="P50">Add table</text:p>
      <text:p text:style-name="P50"/>
      <text:p text:style-name="P50">Finish references for whole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8-06T21:52:24.185247455</dc:date>
    <meta:editing-duration>PT14H17M48S</meta:editing-duration>
    <meta:editing-cycles>35</meta:editing-cycles>
    <meta:generator>LibreOffice/4.2.8.2$Linux_X86_64 LibreOffice_project/420m0$Build-2</meta:generator>
    <meta:document-statistic meta:table-count="1" meta:image-count="0" meta:object-count="0" meta:page-count="7" meta:paragraph-count="68" meta:word-count="3550" meta:character-count="24874" meta:non-whitespace-character-count="21394"/>
  </office:meta>
</office:document-meta>
</file>